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00ff" officeooo:paragraph-rsid="000900ff"/>
    </style:style>
    <style:style style:name="P2" style:family="paragraph" style:parent-style-name="Standard">
      <style:text-properties officeooo:rsid="0009152c" officeooo:paragraph-rsid="0009152c"/>
    </style:style>
    <style:style style:name="P3" style:family="paragraph" style:parent-style-name="Standard">
      <style:text-properties officeooo:rsid="000900ff" officeooo:paragraph-rsid="000900ff"/>
    </style:style>
    <style:style style:name="P4" style:family="paragraph" style:parent-style-name="Standard">
      <style:text-properties officeooo:rsid="000e2413" officeooo:paragraph-rsid="000e2413"/>
    </style:style>
    <style:style style:name="T1" style:family="text">
      <style:text-properties officeooo:rsid="000a8968"/>
    </style:style>
    <style:style style:name="T2" style:family="text">
      <style:text-properties officeooo:rsid="000b8e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rendendo Recursão</text:p>
      <text:p text:style-name="P1"/>
      <text:p text:style-name="P1"/>
      <text:p text:style-name="P1"><text:a xlink:type="simple" xlink:href="https://leetcode.com/problems/merge-two-sorted-lists/submissions/" text:style-name="Internet_20_link" text:visited-style-name="Visited_20_Internet_20_Link">https://leetcode.com/problems/merge-two-sorted-lists/submissions/</text:a> <text:span text:style-name="T1">3 </text:span><text:span text:style-name="T2">1</text:span></text:p>
      <text:p text:style-name="P1"><text:a xlink:type="simple" xlink:href="https://leetcode.com/problems/remove-linked-list-elements/" text:style-name="Internet_20_link" text:visited-style-name="Visited_20_Internet_20_Link">https://leetcode.com/problems/remove-linked-list-elements/</text:a> 3 1</text:p>
      <text:p text:style-name="P1"><text:a xlink:type="simple" xlink:href="https://leetcode.com/problems/reverse-linked-list/" text:style-name="Internet_20_link" text:visited-style-name="Visited_20_Internet_20_Link">https://leetcode.com/problems/reverse-linked-list/</text:a> 3 1</text:p>
      <text:p text:style-name="P1"/>
      <text:p text:style-name="P1"/>
      <text:p text:style-name="P1"><text:a xlink:type="simple" xlink:href="https://leetcode.com/problems/find-palindrome-with-fixed-length/" text:style-name="Internet_20_link" text:visited-style-name="Visited_20_Internet_20_Link">https://leetcode.com/problems/find-palindrome-with-fixed-length/</text:a></text:p>
      <text:p text:style-name="P4">Ainda não conclui, mas é uma questão interesantíssima sobre recursão e palíndrom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2T00:03:46.021000000</meta:creation-date>
    <dc:date>2023-11-02T18:47:03.924000000</dc:date>
    <meta:editing-duration>PT55M11S</meta:editing-duration>
    <meta:editing-cycles>6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6" meta:word-count="24" meta:character-count="350" meta:non-whitespace-character-count="332"/>
  </office:meta>
</office:document-meta>
</file>